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778in" fo:margin-left="0.016in" fo:margin-right="0.0063in" table:align="margins" style:writing-mode="lr-tb"/>
    </style:style>
    <style:style style:name="Table1.A" style:family="table-column">
      <style:table-column-properties style:column-width="1.8431in" style:rel-column-width="20205*"/>
    </style:style>
    <style:style style:name="Table1.B" style:family="table-column">
      <style:table-column-properties style:column-width="4.1347in" style:rel-column-width="45330*"/>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style>
    <style:style style:name="P1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1" style:family="paragraph" style:parent-style-name="Text_20_body">
      <style:text-properties style:font-name="Times new roman" fo:font-size="12pt" style:font-size-asian="10.5pt" style:font-size-complex="12pt"/>
    </style:style>
    <style:style style:name="P12" style:family="paragraph" style:parent-style-name="Normal">
      <style:paragraph-properties fo:break-before="page"/>
      <style:text-properties fo:font-weight="bold" style:font-weight-asian="bold"/>
    </style:style>
    <style:style style:name="P13" style:family="paragraph" style:parent-style-name="Eliopoli_20_heading_20_1">
      <style:paragraph-properties fo:break-before="page"/>
      <style:text-properties fo:font-size="10pt" style:font-size-asian="10pt"/>
    </style:style>
    <style:style style:name="P14" style:family="paragraph" style:parent-style-name="Standard">
      <style:paragraph-properties style:snap-to-layout-grid="false"/>
      <style:text-properties fo:font-size="10pt" style:font-size-asian="10pt"/>
    </style:style>
    <style:style style:name="P15"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16" style:family="paragraph" style:parent-style-name="Standard">
      <style:paragraph-properties style:snap-to-layout-grid="false"/>
    </style:style>
    <style:style style:name="P17" style:family="paragraph" style:parent-style-name="Standard">
      <style:paragraph-properties style:snap-to-layout-grid="false"/>
      <style:text-properties style:use-window-font-color="true" fo:font-weight="bold" style:font-weight-asian="bold"/>
    </style:style>
    <style:style style:name="P18" style:family="paragraph" style:parent-style-name="Standard">
      <style:paragraph-properties style:snap-to-layout-grid="false"/>
      <style:text-properties style:use-window-font-color="true"/>
    </style:style>
    <style:style style:name="P19" style:family="paragraph" style:parent-style-name="Standard">
      <style:text-properties fo:font-size="12pt" style:font-size-asian="12pt" style:font-size-complex="12pt"/>
    </style:style>
    <style:style style:name="P20" style:family="paragraph" style:parent-style-name="Contents_20_Heading">
      <style:text-properties fo:font-size="10pt" style:font-size-asian="10pt"/>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2">
      <style:paragraph-properties>
        <style:tab-stops>
          <style:tab-stop style:position="5.8035in" style:type="right" style:leader-style="dotted" style:leader-text="."/>
        </style:tab-stops>
      </style:paragraph-properties>
    </style:style>
    <style:style style:name="P23" style:family="paragraph" style:parent-style-name="Heading_20_2">
      <style:text-properties fo:language="en" fo:country="US" fo:font-style="normal" fo:font-weight="normal" style:font-style-asian="normal" style:font-weight-asian="normal" style:font-style-complex="normal" style:font-weight-complex="normal"/>
    </style:style>
    <style:style style:name="P24" style:family="paragraph" style:parent-style-name="Normal" style:master-page-name="First_20_Page">
      <style:paragraph-properties style:page-number="auto"/>
      <style:text-properties fo:font-size="10pt" style:font-size-asian="10pt"/>
    </style:style>
    <style:style style:name="P25" style:family="paragraph" style:parent-style-name="Heading_20_1">
      <style:text-properties fo:language="en" fo:country="US" fo:font-style="normal" fo:font-weight="normal" style:font-style-asian="normal" style:font-weight-asian="normal" style:font-style-complex="normal" style:font-weight-complex="normal"/>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weight="normal" style:font-weight-asian="normal" style:font-weight-complex="normal"/>
    </style:style>
    <style:style style:name="P28" style:family="paragraph" style:parent-style-name="Text_20_body" style:list-style-name="L1"/>
    <style:style style:name="P29"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list-style-name="L2">
      <style:paragraph-properties fo:margin-left="1in" fo:margin-right="0in" fo:text-indent="-0.25in"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T1" style:family="text">
      <style:text-properties fo:text-transform="uppercase" style:font-name="Georgia" fo:font-size="8pt" fo:letter-spacing="0.0417in" style:font-size-asian="8pt"/>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CA" fo:font-style="normal" fo:font-weight="normal" fo:background-color="transparent"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
      <text:p text:style-name="P6"/>
      <text:p text:style-name="P6"/>
      <text:p text:style-name="P6"/>
      <text:p text:style-name="P6"/>
      <text:p text:style-name="P6"/>
      <text:p text:style-name="P6"/>
      <text:p text:style-name="P6"/>
      <text:p text:style-name="P6"/>
      <text:p text:style-name="P7"/>
      <text:p text:style-name="P7"><text:title>Dionysos Programming Guide</text:title></text:p>
      <text:p text:style-name="P8"><text:subject>Creating Dionysos client applications</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2"/>
      <text:p text:style-name="P12"/>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ABSTRACT<text:tab/>5</text:p>
            <text:p text:style-name="P21">Introduction<text:tab/>6</text:p>
            <text:p text:style-name="P21">Client architecture overview<text:tab/>6</text:p>
            <text:p text:style-name="P22">Overview<text:tab/>6</text:p>
            <text:p text:style-name="P22">Package Structure<text:tab/>6</text:p>
            <text:p text:style-name="P21">Creating the domain classes<text:tab/>7</text:p>
            <text:p text:style-name="P22">Modeling in CWM<text:tab/>7</text:p>
            <text:p text:style-name="P22">Generating the Code<text:tab/>7</text:p>
            <text:p text:style-name="P21">Using the client framework to create an application<text:tab/>7</text:p>
            <text:p text:style-name="P22">Login/Logout<text:tab/>7</text:p>
            <text:p text:style-name="P22">Persistence<text:tab/>7</text:p>
            <text:p text:style-name="P22">Custom Actions<text:tab/>7</text:p>
            <text:p text:style-name="P22">Long running processes<text:tab/>7</text:p>
          </text:index-body>
        </text:table-of-content>
        <text:p text:style-name="P20"/>
      </text:section>
      <text:section text:style-name="Sect3" text:name="Section3">
        <text:p text:style-name="P13"/>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2" office:value-type="string">
              <text:p text:style-name="P16">Author:</text:p>
            </table:table-cell>
            <table:table-cell table:style-name="Table1.B2" office:value-type="string">
              <text:p text:style-name="P16"><text:initial-creator>Ingo Herwig</text:initial-creator></text:p>
            </table:table-cell>
          </table:table-row>
          <table:table-row table:style-name="Table1.1">
            <table:table-cell table:style-name="Table1.A2" office:value-type="string">
              <text:p text:style-name="P16">Version:</text:p>
            </table:table-cell>
            <table:table-cell table:style-name="Table1.B2" office:value-type="string">
              <text:p text:style-name="P16">0.<text:editing-cycles>229</text:editing-cycles></text:p>
            </table:table-cell>
          </table:table-row>
          <table:table-row table:style-name="Table1.1">
            <table:table-cell table:style-name="Table1.A2" office:value-type="string">
              <text:p text:style-name="P16">Created:</text:p>
            </table:table-cell>
            <table:table-cell table:style-name="Table1.B2" office:value-type="string">
              <text:p text:style-name="P16"><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16">The current version of this document can be found under:</text:p>
              <text:p text:style-name="P15"><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14"/>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date</text:p>
            </table:table-cell>
            <table:table-cell table:style-name="Table2.A1" office:value-type="string">
              <text:p text:style-name="P17">author</text:p>
            </table:table-cell>
            <table:table-cell table:style-name="Table2.C1" office:value-type="string">
              <text:p text:style-name="P17">changes</text:p>
            </table:table-cell>
          </table:table-row>
          <table:table-row table:style-name="Table2.1">
            <table:table-cell table:style-name="Table2.A2" office:value-type="string">
              <text:p text:style-name="P16"><text:date style:data-style-name="N37" text:date-value="2011-01-24T10:05:00.97" text:fixed="true">01/24/11</text:date></text:p>
            </table:table-cell>
            <table:table-cell table:style-name="Table2.A2" office:value-type="string">
              <text:p text:style-name="P18"><text:initial-creator>Ingo Herwig</text:initial-creator></text:p>
            </table:table-cell>
            <table:table-cell table:style-name="Table2.C2" office:value-type="string">
              <text:p text:style-name="P18">created</text:p>
            </table:table-cell>
          </table:table-row>
        </table:table>
        <text:h text:style-name="P26" text:outline-level="1">ABSTRACT</text:h>
        <text:p text:style-name="Standard"><text:description>This document explains how to create Dionysos client applications. </text:description></text:p>
        <text:p text:style-name="Standard"/>
        <text:p text:style-name="Standard"/>
        <text:h text:style-name="P27" text:outline-level="1">Introduction</text:h>
        <text:p text:style-name="P19"><text:span text:style-name="T3">The </text:span><text:span text:style-name="T2">Olympos</text:span><text:span text:style-name="T3"> project includes a specification for client server communication called </text:span><text:span text:style-name="T2">Dionysos specification</text:span><text:span text:style-name="T3">.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3">http://olympos.svn.sourceforge.net/viewvc/olympos/trunk/olympos/dionysos/docs/Dionysos%20Specification%20JSON.odt</text:span></text:a><text:span text:style-name="T3">.</text:span></text:p>
        <text:p text:style-name="P19"><text:span text:style-name="T3">To help developers in creating applications that use this protocol, the Olympos project provides implementations for different platforms. Besides adapters for the Grails (Java) and wCMF (PHP) server platforms, client applications may use the JavaScript adapter, which is part of the </text:span><text:span text:style-name="T2">ChronosLib</text:span><text:span text:style-name="T3">. This programming guide describes how to build browser based applications, that use this library to connect to one of the server frameworks.</text:span></text:p>
        <text:h text:style-name="P25" text:outline-level="1">Client architecture overview</text:h>
        <text:h text:style-name="P23" text:outline-level="2">Overview</text:h>
        <text:p text:style-name="P10">A Dionysos client application is typically divided into three layers:</text:p>
        <text:list xml:id="list1333275759" text:style-name="L1">
          <text:list-item>
            <text:p text:style-name="P28"><text:span text:style-name="T2">UI Layer</text:span><text:span text:style-name="T3">: The user interface layer includes all components that the user is directly interacting with, like forms, controls, pop-up windows etc. It is </text:span><text:span text:style-name="T4">recommended</text:span><text:span text:style-name="T3"> to implement it using a JavaScript framework like ExtJS or Dojo. </text:span><text:span text:style-name="T2">ChronosLib</text:span><text:span text:style-name="T3"> is build on ExtJs and provides a foundation to easily build the GUI as well as a set of standard controls.</text:span></text:p>
          </text:list-item>
          <text:list-item>
            <text:p text:style-name="P28"><text:span text:style-name="T2">Model Layer</text:span><text:span text:style-name="T3">: The model layer consists of all classes representing the domain model and classes helping to manage instances of model objects. The domain classes are typically generated from a model defined in </text:span><text:span text:style-name="T2">Chronos Web Modeler</text:span><text:span text:style-name="T3">. ChronosLib contains the required base classes for connecting the domain model to the persistence layer.</text:span></text:p>
          </text:list-item>
          <text:list-item>
            <text:p text:style-name="P28"><text:span text:style-name="T2">Persistence Layer</text:span><text:span text:style-name="T3">: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Text_20_body"><text:span text:style-name="T3">Apart from this </text:span><text:span text:style-name="T2">ChronosLib</text:span><text:span text:style-name="T3"> also provides support for I18N and logging.</text:span></text:p>
        <text:h text:style-name="P23" text:outline-level="2">Package Structure</text:h>
        <text:p text:style-name="P10">The JavaScript code is divided into packages that correspond to the directory structure found in <text:span text:style-name="T5">ChronosLib</text:span>. The root package is named <text:span text:style-name="T5">chi</text:span>. It contains the following subpackages:</text:p>
        <text:list xml:id="list714903204" text:style-name="L2">
          <text:list-item>
            <text:p text:style-name="P29">editor</text:p>
          </text:list-item>
          <text:list-item>
            <text:p text:style-name="P30">control</text:p>
          </text:list-item>
          <text:list-item>
            <text:p text:style-name="P29">model</text:p>
          </text:list-item>
          <text:list-item>
            <text:p text:style-name="P29">persistency</text:p>
          </text:list-item>
          <text:list-item>
            <text:p text:style-name="P29"><text:soft-page-break/>ui</text:p>
          </text:list-item>
        </text:list>
        <text:p text:style-name="P11"><text:span text:style-name="T3">The </text:span><text:span text:style-name="T2">control</text:span><text:span text:style-name="T3"> package contains input controls. They extend the ExtJs control classes by some features like tool-tips.</text:span></text:p>
        <text:h text:style-name="P25" text:outline-level="1">Creating the domain classes</text:h>
        <text:h text:style-name="P23" text:outline-level="2">Modeling in CWM</text:h>
        <text:h text:style-name="P23" text:outline-level="2">Generating the Code</text:h>
        <text:h text:style-name="P25" text:outline-level="1">Using the client framework to create an application</text:h>
        <text:h text:style-name="P23" text:outline-level="2">Login/Logout</text:h>
        <text:h text:style-name="P23" text:outline-level="2">Persistence</text:h>
        <text:h text:style-name="P23" text:outline-level="2">Custom Actions</text:h>
        <text:h text:style-name="Heading_20_1" text:outline-level="1"><text:span text:style-name="T3">Custom Views</text:span></text:h>
        <text:p text:style-name="Text_20_body"><text:span text:style-name="T3">nur cwe </text:span></text:p>
        <text:h text:style-name="P23" text:outline-level="2">Long running processes</text:h>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Standard">
      <style:paragraph-properties fo:margin-left="0.25in" fo:margin-right="0.25in" fo:text-indent="0in" style:auto-text-indent="false"/>
    </style:style>
    <style:style style:name="Preformatted" style:family="paragraph" style:parent-style-name="Normal"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in" fo:margin-right="0in" fo:text-indent="0.2362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193in" fo:border="0.0008in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08in" fo:min-width="0.0161in" draw:z-index="1"><draw:text-box fo:min-height="0.1457in"><text:p text:style-name="Footer"><text:span text:style-name="Page_20_Number"><text:page-number text:select-page="current">7</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Dionysos Programming Guide</dc:title>
    <dc:description>This document explains how to create Dionysos client applications. </dc:description>
    <meta:creation-date>2010-11-18T11:35:44</meta:creation-date>
    <meta:editing-cycles>229</meta:editing-cycles>
    <meta:editing-duration>PT36H53M16S</meta:editing-duration>
    <meta:initial-creator>Ingo Herwig</meta:initial-creator>
    <dc:date>2011-01-27T14:54:14</dc:date>
    <dc:creator>Ingo Herwig</dc:creator>
    <dc:subject>Creating Dionysos client applications</dc:subject>
    <meta:document-statistic meta:table-count="2" meta:image-count="0" meta:object-count="0" meta:page-count="7" meta:paragraph-count="66" meta:word-count="474" meta:character-count="3314"/>
    <meta:user-defined meta:name="Info 1"/>
    <meta:user-defined meta:name="Info 2"/>
    <meta:user-defined meta:name="Info 3"/>
    <meta:user-defined meta:name="Info 4"/>
    <meta:user-defined meta:name="Lingua">English</meta:user-defined>
    <meta:user-defined meta:name="Progetto">Eliopoli</meta:user-defined>
  </office:meta>
</office:document-meta>
</file>